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ject</text:p>
          </table:table-cell>
          <table:table-cell office:value-type="string">
            <text:p>wbs</text:p>
          </table:table-cell>
          <table:table-cell office:value-type="string">
            <text:p>partner</text:p>
          </table:table-cell>
          <table:table-cell office:value-type="string">
            <text:p>period</text:p>
          </table:table-cell>
          <table:table-cell office:value-type="string">
            <text:p>pm-planned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5">
            <text:p>5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;1)" office:value-type="float" office:value="7">
            <text:p>7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2">
            <text:p>2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4">
            <text:p>4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3">
            <text:p>3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;1)" office:value-type="float" office:value="1">
            <text:p>1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;1)" office:value-type="float" office:value="9">
            <text:p>9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;1)" office:value-type="float" office:value="0">
            <text:p>0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;1)" office:value-type="float" office:value="8">
            <text:p>8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;1)" office:value-type="float" office:value="6">
            <text:p>6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;1)" office:value-type="float" office:value="0">
            <text:p>0</text:p>
          </table:table-cell>
        </table:table-row>
      </table:table>
      <table:table table:name="spen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roject</text:p>
          </table:table-cell>
          <table:table-cell office:value-type="string">
            <text:p>wbs</text:p>
          </table:table-cell>
          <table:table-cell office:value-type="string">
            <text:p>partner</text:p>
          </table:table-cell>
          <table:table-cell office:value-type="string">
            <text:p>period</text:p>
          </table:table-cell>
          <table:table-cell office:value-type="string">
            <text:p>pm-spent</text:p>
          </table:table-cell>
          <table:table-cell table:style-name="ce1" office:value-type="string">
            <text:p>progress-description</text:p>
          </table:table-cell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0;1)/10" office:value-type="float" office:value="9.3">
            <text:p>9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0;1)/1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0;1)/10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0;1)/10"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2.2">
            <text:p>2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5.1">
            <text:p>5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1.6">
            <text:p>1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6.9">
            <text:p>6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4.3">
            <text:p>4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6.8">
            <text:p>6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4.9">
            <text:p>4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6.3">
            <text:p>6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9.2">
            <text:p>9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1">
            <text:p>1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0;1)/10" office:value-type="float" office:value="9.8">
            <text:p>9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0;1)/10"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0;1)/10" office:value-type="float" office:value="7.4">
            <text:p>7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0;1)/10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9.5">
            <text:p>9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4.2">
            <text:p>4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8.9">
            <text:p>8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5.9">
            <text:p>5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2.5">
            <text:p>2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9.9">
            <text:p>9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4.8">
            <text:p>4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4.6">
            <text:p>4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7.1">
            <text:p>7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9.2">
            <text:p>9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8.4">
            <text:p>8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1.2">
            <text:p>1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9.8">
            <text:p>9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3.9">
            <text:p>3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4.6">
            <text:p>4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0.7">
            <text:p>0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5.4">
            <text:p>5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9.5">
            <text:p>9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1.1">
            <text:p>1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1.3">
            <text:p>1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2.3">
            <text:p>2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3.7">
            <text:p>3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0;1)/10" office:value-type="float" office:value="5.5">
            <text:p>5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0;1)/10"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0;1)/10"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1">
            <text:p>2.1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0;1)/10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6.1">
            <text:p>6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9.9">
            <text:p>9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9.6">
            <text:p>9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4.6">
            <text:p>4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3.9">
            <text:p>3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2.3">
            <text:p>2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8.1">
            <text:p>8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8.4">
            <text:p>8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7.9">
            <text:p>7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6.6">
            <text:p>6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2.5">
            <text:p>2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6.4">
            <text:p>6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9.1">
            <text:p>9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2.1">
            <text:p>2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1.1">
            <text:p>1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9.8">
            <text:p>9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2.9">
            <text:p>2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0;1)/10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0;1)/10" office:value-type="float" office:value="9.3">
            <text:p>9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0;1)/10" office:value-type="float" office:value="4.1">
            <text:p>4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2.2">
            <text:p>2.2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0;1)/10" office:value-type="float" office:value="7.9">
            <text:p>7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0;1)/10"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0;1)/10" office:value-type="float" office:value="7.9">
            <text:p>7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0;1)/10" office:value-type="float" office:value="9.2">
            <text:p>9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0;1)/10" office:value-type="float" office:value="7.3">
            <text:p>7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9.3">
            <text:p>9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5.5">
            <text:p>5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1.9">
            <text:p>1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7.4">
            <text:p>7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5.8">
            <text:p>5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9.7">
            <text:p>9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8.3">
            <text:p>8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8.2">
            <text:p>8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6.3">
            <text:p>6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8.1">
            <text:p>8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0.7">
            <text:p>0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4.4">
            <text:p>4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7.2">
            <text:p>7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3.5">
            <text:p>3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1">
            <text:p>3.1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1</text:p>
          </table:table-cell>
          <table:table-cell table:formula="of:=FLOOR(RAND()*100;1)/10" office:value-type="float" office:value="8.3">
            <text:p>8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2</text:p>
          </table:table-cell>
          <table:table-cell table:formula="of:=FLOOR(RAND()*100;1)/10"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3</text:p>
          </table:table-cell>
          <table:table-cell table:formula="of:=FLOOR(RAND()*100;1)/10" office:value-type="float" office:value="8.9">
            <text:p>8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1</text:p>
          </table:table-cell>
          <table:table-cell office:value-type="string">
            <text:p>2010Q4</text:p>
          </table:table-cell>
          <table:table-cell table:formula="of:=FLOOR(RAND()*100;1)/10" office:value-type="float" office:value="4.9">
            <text:p>4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2.8">
            <text:p>2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4.4">
            <text:p>4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9.5">
            <text:p>9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5.9">
            <text:p>5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6.9">
            <text:p>6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6.2">
            <text:p>6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4.6">
            <text:p>4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4.9">
            <text:p>4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2">
            <text:p>3.2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5.7">
            <text:p>5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5.3">
            <text:p>5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5.3">
            <text:p>5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2.9">
            <text:p>2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8.8">
            <text:p>8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1.3">
            <text:p>1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1.3">
            <text:p>1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2.2">
            <text:p>2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6.2">
            <text:p>6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4.9">
            <text:p>4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9.1">
            <text:p>9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9.4">
            <text:p>9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1.1">
            <text:p>1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4.9">
            <text:p>4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5.2">
            <text:p>5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0;1)/10" office:value-type="float" office:value="0.7">
            <text:p>0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0;1)/10"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0;1)/10" office:value-type="float" office:value="1.3">
            <text:p>1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3">
            <text:p>3.3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0;1)/10"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2</text:p>
          </table:table-cell>
          <table:table-cell table:formula="of:=FLOOR(RAND()*100;1)/10" office:value-type="float" office:value="7.1">
            <text:p>7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3</text:p>
          </table:table-cell>
          <table:table-cell table:formula="of:=FLOOR(RAND()*100;1)/10"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4</text:p>
          </table:table-cell>
          <table:table-cell table:formula="of:=FLOOR(RAND()*100;1)/10" office:value-type="float" office:value="4.4">
            <text:p>4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2</text:p>
          </table:table-cell>
          <table:table-cell office:value-type="string">
            <text:p>2010Q1</text:p>
          </table:table-cell>
          <table:table-cell table:formula="of:=FLOOR(RAND()*100;1)/10"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9.4">
            <text:p>9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2</text:p>
          </table:table-cell>
          <table:table-cell table:formula="of:=FLOOR(RAND()*100;1)/10" office:value-type="float" office:value="5.1">
            <text:p>5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3</text:p>
          </table:table-cell>
          <table:table-cell table:formula="of:=FLOOR(RAND()*100;1)/1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4</text:p>
          </table:table-cell>
          <table:table-cell table:formula="of:=FLOOR(RAND()*100;1)/10"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3</text:p>
          </table:table-cell>
          <table:table-cell office:value-type="string">
            <text:p>2010Q1</text:p>
          </table:table-cell>
          <table:table-cell table:formula="of:=FLOOR(RAND()*100;1)/10" office:value-type="float" office:value="8.1">
            <text:p>8.1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6.9">
            <text:p>6.9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4.7">
            <text:p>4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9.4">
            <text:p>9.4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9.2">
            <text:p>9.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2</text:p>
          </table:table-cell>
          <table:table-cell table:formula="of:=FLOOR(RAND()*100;1)/10" office:value-type="float" office:value="9.7">
            <text:p>9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3</text:p>
          </table:table-cell>
          <table:table-cell table:formula="of:=FLOOR(RAND()*100;1)/10" office:value-type="float" office:value="6.6">
            <text:p>6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4</text:p>
          </table:table-cell>
          <table:table-cell table:formula="of:=FLOOR(RAND()*100;1)/10"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4</text:p>
          </table:table-cell>
          <table:table-cell office:value-type="string">
            <text:p>2010Q1</text:p>
          </table:table-cell>
          <table:table-cell table:formula="of:=FLOOR(RAND()*100;1)/10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2</text:p>
          </table:table-cell>
          <table:table-cell table:formula="of:=FLOOR(RAND()*100;1)/10" office:value-type="float" office:value="6.8">
            <text:p>6.8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3</text:p>
          </table:table-cell>
          <table:table-cell table:formula="of:=FLOOR(RAND()*100;1)/10"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4</text:p>
          </table:table-cell>
          <table:table-cell table:formula="of:=FLOOR(RAND()*100;1)/10" office:value-type="float" office:value="5.3">
            <text:p>5.3</text:p>
          </table:table-cell>
          <table:table-cell/>
        </table:table-row>
        <table:table-row table:style-name="ro1">
          <table:table-cell office:value-type="string">
            <text:p>Project A</text:p>
          </table:table-cell>
          <table:table-cell office:value-type="float" office:value="3.4">
            <text:p>3.4</text:p>
          </table:table-cell>
          <table:table-cell office:value-type="string">
            <text:p>p5</text:p>
          </table:table-cell>
          <table:table-cell office:value-type="string">
            <text:p>2010Q1</text:p>
          </table:table-cell>
          <table:table-cell table:formula="of:=FLOOR(RAND()*100;1)/10" office:value-type="float" office:value="9.2">
            <text:p>9.2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17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aby Grünwald</meta:initial-creator>
    <meta:creation-date>2010-11-10T16:47:27</meta:creation-date>
    <meta:generator>OpenOffice.org/3.2$Unix OpenOffice.org_project/320m12$Build-9483</meta:generator>
    <dc:date>2011-01-14T17:24:04</dc:date>
    <dc:creator>Szaby Grünwald</dc:creator>
    <meta:editing-duration>PT01H03M03S</meta:editing-duration>
    <meta:editing-cycles>6</meta:editing-cycles>
    <meta:document-statistic meta:table-count="3" meta:cell-count="1931" meta:object-count="0"/>
  </office:meta>
</office:document-meta>
</file>